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50000005A072330D86E61653D.png" manifest:media-type="image/png"/>
  <manifest:file-entry manifest:full-path="Pictures/100000000000036D000000D39B3AD49CB6CD04A9.png" manifest:media-type="image/png"/>
  <manifest:file-entry manifest:full-path="Pictures/100000000000038500000168B8769A2BEA9E74B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125" officeooo:paragraph-rsid="0003b1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.</text:p>
      <text:p text:style-name="P1"/>
      <text:p text:style-name="P1"/>
      <text:p text:style-name="P1"/>
      <text:p text:style-name="P1"><draw:frame draw:style-name="fr1" draw:name="Imagen3" text:anchor-type="char" svg:x="0cm" svg:y="0.402cm" svg:width="17cm" svg:height="4.089cm" draw:z-index="2"><draw:image xlink:href="Pictures/100000000000036D000000D39B3AD49CB6CD04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…</text:p>
      <text:p text:style-name="P1"/>
      <text:p text:style-name="P1"/>
      <text:p text:style-name="P1"/>
      <text:p text:style-name="P1"><draw:frame draw:style-name="fr1" draw:name="Imagen2" text:anchor-type="char" svg:x="0cm" svg:y="0.706cm" svg:width="17cm" svg:height="6.791cm" draw:z-index="1"><draw:image xlink:href="Pictures/100000000000038500000168B8769A2BEA9E74B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3…</text:p>
      <text:p text:style-name="P1"><draw:frame draw:style-name="fr1" draw:name="Imagen1" text:anchor-type="char" svg:x="0.533cm" svg:y="1.88cm" svg:width="15.372cm" svg:height="2.381cm" draw:z-index="0"><draw:image xlink:href="Pictures/10000000000002450000005A072330D86E6165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22:34:08.115000000</meta:creation-date>
    <dc:date>2024-02-29T22:36:13.245000000</dc:date>
    <meta:editing-duration>PT2M6S</meta:editing-duration>
    <meta:editing-cycles>1</meta:editing-cycles>
    <meta:document-statistic meta:table-count="0" meta:image-count="3" meta:object-count="0" meta:page-count="1" meta:paragraph-count="3" meta:word-count="3" meta:character-count="7" meta:non-whitespace-character-count="7"/>
    <meta:generator>LibreOffice/7.5.4.2$Windows_X86_64 LibreOffice_project/36ccfdc35048b057fd9854c757a8b67ec53977b6</meta:generator>
  </office:meta>
</office:document-meta>
</file>